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f889" officeooo:paragraph-rsid="0019f889"/>
    </style:style>
    <style:style style:name="P2" style:family="paragraph" style:parent-style-name="Standard">
      <style:paragraph-properties fo:break-before="page"/>
      <style:text-properties officeooo:rsid="0019f889" officeooo:paragraph-rsid="0019f889"/>
    </style:style>
    <style:style style:name="P3" style:family="paragraph" style:parent-style-name="Название_20_документа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>
        <style:tab-stops>
          <style:tab-stop style:position="4.001cm"/>
        </style:tab-stops>
      </style:paragraph-properties>
      <style:text-properties officeooo:rsid="0019f889" officeooo:paragraph-rsid="001eb5cd"/>
    </style:style>
    <style:style style:name="P5" style:family="paragraph" style:parent-style-name="Standard">
      <style:paragraph-properties fo:text-align="start" style:justify-single-word="false">
        <style:tab-stops>
          <style:tab-stop style:position="4.001cm"/>
        </style:tab-stops>
      </style:paragraph-properties>
      <style:text-properties officeooo:rsid="0019f889" officeooo:paragraph-rsid="001eb5cd"/>
    </style:style>
    <style:style style:name="P6" style:family="paragraph" style:parent-style-name="Standard">
      <style:paragraph-properties fo:text-align="start" style:justify-single-word="false">
        <style:tab-stops>
          <style:tab-stop style:position="4.001cm"/>
        </style:tab-stops>
      </style:paragraph-properties>
      <style:text-properties officeooo:rsid="0019f889" officeooo:paragraph-rsid="001f03bd"/>
    </style:style>
    <style:style style:name="T1" style:family="text">
      <style:text-properties officeooo:rsid="001c1ebf"/>
    </style:style>
    <style:style style:name="T2" style:family="text">
      <style:text-properties officeooo:rsid="001e3003"/>
    </style:style>
    <number:date-style style:name="N78" number:automatic-order="true">
      <number:day-of-week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crosoft SQL Server</text:p>
      <text:p text:style-name="Название_20_документа">Планирование и архитектура</text:p>
      <text:p text:style-name="P6"/>
      <text:p text:style-name="P6">Источник: <text:tab/>Техническая документация<text:line-break/><text:tab/>Microsoft <text:span text:style-name="T1">© </text:span><text:span text:style-name="T1"><text:date style:data-style-name="N80" text:date-value="2017-01-26T14:49:41.257353653" text:fixed="true">26. янв. 2017</text:date></text:span></text:p>
      <text:p text:style-name="P6"/>
      <text:p text:style-name="P6">Составитель: <text:tab/>Камнев Георгий<text:line-break/><text:tab/>&lt;<text:a xlink:type="simple" xlink:href="mailto:nt.gocha@gmail.com" text:style-name="Internet_20_link" text:visited-style-name="Visited_20_Internet_20_Link">nt.gocha@gmail.com</text:a>&gt;</text:p>
      <text:p text:style-name="P6"/>
      <text:p text:style-name="P6"><text:span text:style-name="T2">Дата составления: <text:tab/></text:span><text:date style:data-style-name="N78" text:date-value="2017-01-26T14:58:29.422754170">Чт, 26 Январь, 2017</text:dat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Название_20_документа" style:display-name="Название документа" style:family="paragraph" style:parent-style-name="Standard" style:auto-update="true">
      <style:paragraph-properties fo:text-align="center" style:justify-single-word="false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еоргий Павлович Камнев</meta:initial-creator>
    <meta:creation-date>2017-01-26T14:10:33.731174552</meta:creation-date>
    <dc:date>2017-01-26T14:58:29.326162910</dc:date>
    <dc:creator>Георгий Павлович Камнев</dc:creator>
    <meta:editing-duration>PT28M48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2" meta:paragraph-count="5" meta:word-count="24" meta:character-count="196" meta:non-whitespace-character-count="172"/>
  </office:meta>
</office:document-meta>
</file>